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6pt" fo:text-shadow="none" fo:font-weight="bold" style:font-name-asian="Segoe UI" style:font-size-asian="10pt" style:font-weight-asian="bold" style:font-name-complex="Segoe UI" style:font-size-complex="10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0000" style:text-position="33% 58%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5" style:family="text">
      <style:text-properties fo:color="#000000" style:text-position="super 58%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654cm" svg:height="3.063cm" svg:x="1.27cm" svg:y="1.016cm">
          <draw:text-box>
            <text:p text:style-name="P1"><text:span text:style-name="T1">Holy Gospel</text:span></text:p>
            <text:p text:style-name="P1"><text:span text:style-name="T2">John 1:6–8, 19-28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4.638cm" svg:height="7.766cm" svg:x="1.778cm" svg:y="1.016cm">
          <draw:text-box>
            <text:p text:style-name="P4"><text:span text:style-name="T3">6</text:span><text:span text:style-name="T4">There was a man sent from God, whose name was John. </text:span><text:span text:style-name="T3">7</text:span><text:span text:style-name="T4">He came as a witness, to bear witness about the light, that all might believe through him. </text:span><text:span text:style-name="T3">8</text:span><text:span text:style-name="T4">He was not the light, but came to bear witness about the ligh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5" draw:layer="layout" svg:width="24.892cm" svg:height="7.874cm" svg:x="1.524cm" svg:y="1.016cm">
          <draw:text-box>
            <text:p text:style-name="P4"><text:span text:style-name="T5">19</text:span><text:span text:style-name="T4">And this is the testimony of John, when the Jews sent priests and Levites from Jerusalem to ask him, “Who are you?” </text:span><text:span text:style-name="T5">20</text:span><text:span text:style-name="T4">He confessed, and did not deny, but confessed, “I am not the Christ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4" draw:text-style-name="P5" draw:layer="layout" svg:width="24.892cm" svg:height="7.874cm" svg:x="1.524cm" svg:y="1.016cm">
          <draw:text-box>
            <text:p text:style-name="P4"><text:span text:style-name="T5">21</text:span><text:span text:style-name="T4">And they asked him, “What then? Are you Elijah?” He said, “I am not.” “Are you the Prophet?” And he answered, “No.” </text:span><text:span text:style-name="T5">22</text:span><text:span text:style-name="T4">So they said to him, “Who are you? We need to give an answer to those who sent u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5" draw:text-style-name="P5" draw:layer="layout" svg:width="24.892cm" svg:height="9.269cm" svg:x="1.524cm" svg:y="1.016cm">
          <draw:text-box>
            <text:p text:style-name="P4"><text:span text:style-name="T4">What do you say about yourself?” </text:span><text:span text:style-name="T5">23</text:span><text:span text:style-name="T4">He said, “I am the voice of one crying out in the wilderness, ‘Make straight the way of the Lord,’ as the prophet Isaiah said.” <text:s text:c="2"/></text:span><text:span text:style-name="T5">24</text:span><text:span text:style-name="T4">(Now they had been sent from the Pharisees.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3" draw:text-style-name="P5" draw:layer="layout" svg:width="24.892cm" svg:height="7.766cm" svg:x="1.524cm" svg:y="1.124cm">
          <draw:text-box>
            <text:p text:style-name="P4"><text:span text:style-name="T5">25</text:span><text:span text:style-name="T4">They asked him, “Then why are you baptizing, if you are neither the Christ, nor Elijah, nor the Prophet?” </text:span><text:span text:style-name="T5">26</text:span><text:span text:style-name="T4">John answered them, “I baptize with water, but among you stands one you do not know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6" draw:text-style-name="P5" draw:layer="layout" svg:width="24.892cm" svg:height="6.858cm" svg:x="1.524cm" svg:y="1.016cm">
          <draw:text-box>
            <text:p text:style-name="P4"><text:span text:style-name="T5">27</text:span><text:span text:style-name="T4">even he who comes after me, the strap of whose sandal I am not worthy to untie.” </text:span><text:span text:style-name="T5">28</text:span><text:span text:style-name="T4">These things took place in Bethany across the Jordan, where John was baptiz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3T16:18:23.596000000</meta:creation-date>
    <dc:title>Hymn template</dc:title>
    <meta:editing-duration>PT13M3S</meta:editing-duration>
    <meta:editing-cycles>9</meta:editing-cycles>
    <meta:generator>LibreOffice/5.4.3.2$Windows_X86_64 LibreOffice_project/92a7159f7e4af62137622921e809f8546db437e5</meta:generator>
    <meta:initial-creator>Arthur Hoch</meta:initial-creator>
    <dc:date>2017-12-14T20:29:38.384000000</dc:date>
    <meta:document-statistic meta:object-count="42"/>
    <meta:template xlink:type="simple" xlink:actuate="onRequest" xlink:title="Hymn template" xlink:href="../../AppData/Roaming/LibreOffice/4/user/template/Worship%20Templsates/Hymn%20template.otp" meta:date="2014-12-13T16:18:23.253000000"/>
  </office:meta>
</office:document-meta>
</file>